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 draw:shadow="hidden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outline1">
      <style:graphic-properties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fo:min-height="3.25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notes">
      <style:graphic-properties draw:fill-color="#ffffff" fo:min-height="13.114cm"/>
    </style:style>
    <style:style style:name="pr7" style:family="presentation" style:parent-style-name="oranssi-title">
      <style:graphic-properties draw:auto-grow-height="true" fo:min-height="3.667cm"/>
    </style:style>
    <style:style style:name="pr8" style:family="presentation" style:parent-style-name="oranssi-title">
      <style:graphic-properties fo:min-height="7.61cm"/>
    </style:style>
    <style:style style:name="pr9" style:family="presentation" style:parent-style-name="oranssi-outline1">
      <style:graphic-properties fo:min-height="8.529cm"/>
    </style:style>
    <style:style style:name="pr10" style:family="presentation" style:parent-style-name="oranssi-outline1">
      <style:graphic-properties fo:min-height="16.785cm"/>
    </style:style>
    <style:style style:name="pr11" style:family="presentation" style:parent-style-name="oranssi-outline1">
      <style:graphic-properties draw:textarea-horizontal-align="left" draw:textarea-vertical-align="top" draw:auto-grow-height="true" fo:min-height="13.97cm"/>
    </style:style>
    <style:style style:name="pr12" style:family="presentation" style:parent-style-name="oranssi-outline1">
      <style:graphic-properties draw:textarea-horizontal-align="left" draw:textarea-vertical-align="top" fo:min-height="13.97cm"/>
    </style:style>
    <style:style style:name="pr13" style:family="presentation" style:parent-style-name="oranssi-outline1">
      <style:graphic-properties draw:textarea-horizontal-align="left" draw:textarea-vertical-align="top" draw:auto-grow-height="true" fo:min-height="7.62cm"/>
    </style:style>
    <style:style style:name="pr14" style:family="presentation" style:parent-style-name="oranssi-outline1">
      <style:graphic-properties draw:textarea-horizontal-align="left" draw:textarea-vertical-align="top" fo:min-height="6.985cm"/>
    </style:style>
    <style:style style:name="pr15" style:family="presentation" style:parent-style-name="oranssi-outline1">
      <style:graphic-properties draw:textarea-horizontal-align="left" draw:textarea-vertical-align="top" draw:auto-grow-height="true" fo:min-height="6.9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paragraph-properties fo:text-align="end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start"/>
    </style:style>
    <style:style style:name="P10" style:family="paragraph">
      <style:text-properties fo:font-family="'Courier 10 Pitch'" style:font-pitch="fixed"/>
    </style:style>
    <style:style style:name="P11" style:family="paragraph">
      <style:text-properties fo:font-family="'Courier 10 Pitch'" style:font-pitch="fixe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family="'Courier 10 Pitch'" style:font-pitch="fixed"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family="'Courier 10 Pitch'" style:font-pitch="fixed" fo:font-size="24pt" style:font-size-asian="24pt" style:font-size-complex="24pt"/>
    </style:style>
    <style:style style:name="T12" style:family="text">
      <style:text-properties fo:font-family="'Courier 10 Pitch'" style:font-pitch="fixed" fo:font-size="24pt" style:font-size-asian="24pt" style:font-size-complex="24pt"/>
    </style:style>
    <style:style style:name="T13" style:family="text">
      <style:text-properties fo:font-family="'Courier 10 Pitch'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4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4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4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Fast Websites</text:p>
          </draw:text-box>
        </draw:frame>
        <draw:frame presentation:style-name="pr2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<text:a xlink:href="http://doodkin.com/">Doodkin Software</text:a></text:span></text:p>
              </text:list-item>
            </text:list>
            <text:p text:style-name="P1">Cutting edge technology, built on <text:span text:style-name="T2">solid foundation</text:span></text:p>
            <text:p text:style-name="P1">using: <text:s text:c="2"/><text:span text:style-name="T1">Node.js, <text:s text:c="2"/>Nginx, <text:s text:c="2"/>MongoDB</text:span></text:p>
            <text:p text:style-name="P1"/>
          </draw:text-box>
        </draw:frame>
        <draw:custom-shape draw:style-name="gr1" draw:text-style-name="P3" draw:layer="layout" svg:width="23.495cm" svg:height="7.62cm" svg:x="1.27cm" svg:y="11.43cm">
          <text:p text:style-name="P2">New Technology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2" draw:text-style-name="P4" draw:layer="layout" svg:width="4.445cm" svg:height="0.962cm" svg:x="20.955cm" svg:y="15.548cm">
          <draw:text-box>
            <text:p text:style-name="P4">2010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 draw:id="id2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oodkin Software</text:p>
              </text:list-item>
              <text:list-item>
                <text:p><text:a xlink:href="http://doodkin.com/">http://doodkin.com</text:a></text:p>
                <text:p/>
              </text:list-item>
              <text:list-item>
                <text:p>By Shimon Doodkin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6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 draw:id="id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ere to get</text:p>
          </draw:text-box>
        </draw:frame>
        <draw:frame presentation:style-name="pr5" draw:layer="layout" svg:width="25.199cm" svg:height="16.681cm" svg:x="1.27cm" svg:y="3.81cm" presentation:class="outline" presentation:user-transformed="true">
          <draw:text-box>
            <text:list text:style-name="L2">
              <text:list-item>
                <text:p>Get some modern linux like ubuntu</text:p>
              </text:list-item>
              <text:list-item>
                <text:p>Get a modern browser with developer conole like google chrome</text:p>
              </text:list-item>
              <text:list-item>
                <text:p><text:a xlink:href="http://nodejs.org/">http://nodejs.org</text:a></text:p>
              </text:list-item>
              <text:list-item>
                <text:p><text:a xlink:href="http://github.com/shimondoodkin">http://github.com/shimondoodkin</text:a></text:p>
              </text:list-item>
              <text:list-item>
                <text:p><text:a xlink:href="http://mongodb.com/">http://mongodb.com</text:a></text:p>
              </text:list-item>
              <text:list-item>
                <text:p>Get nginx from: apt-get install nginx, also mongodb.</text:p>
              </text:list-item>
              <text:list-item>
                <text:p>For production you need 64bit mongodb on two servers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 draw:id="id4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ased on solid founda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 decade of web development expirience</text:p>
              </text:list-item>
              <text:list-item>
                <text:p text:style-name="P1">Use of time proven development methods.</text:p>
              </text:list-item>
              <text:list-item>
                <text:p text:style-name="P1">Based on C++ and Written in Javascript.<text:line-break/>Every web developer knows javascript so it is easy.<text:line-break/>Javascript is mature, developed and popular language since 1998</text:p>
                <text:p text:style-name="P1"/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9" draw:id="id5">
        <office:forms form:automatic-focus="false" form:apply-design-mode="false"/>
        <draw:frame presentation:style-name="pr7" draw:text-style-name="P1" draw:layer="layout" svg:width="25.27cm" svg:height="3.667cm" svg:x="1.4cm" svg:y="0.778cm" presentation:class="title" presentation:user-transformed="true">
          <draw:text-box>
            <text:p text:style-name="P1">Time-tested development methods</text:p>
          </draw:text-box>
        </draw:frame>
        <draw:frame presentation:style-name="pr5" draw:layer="layout" svg:width="25.199cm" svg:height="13.609cm" svg:x="1.27cm" svg:y="5.08cm" presentation:class="outline" presentation:user-transformed="true">
          <draw:text-box>
            <text:list text:style-name="L2">
              <text:list-item>
                <text:p text:style-name="P1">Based on Data Models <text:s/>+ DRY</text:p>
              </text:list-item>
              <text:list-item>
                <text:p text:style-name="P1">Based on Template + DRY</text:p>
              </text:list-item>
              <text:list-item>
                <text:p text:style-name="P1">Based on a Famiular<text:line-break/>way of coding</text:p>
                <text:p text:style-name="P1"/>
                <text:p text:style-name="P1"/>
              </text:list-item>
              <text:list-item>
                <text:p text:style-name="P1">Open Source - free for Commercial and Non-commercial use.</text:p>
              </text:list-item>
            </text:list>
          </draw:text-box>
        </draw:frame>
        <draw:custom-shape draw:style-name="gr4" draw:text-style-name="P7" draw:layer="layout" svg:width="11.43cm" svg:height="6.985cm" svg:x="16.51cm" svg:y="6.35cm">
          <text:p text:style-name="P7"><text:span text:style-name="T3">Don't-Repeat-Yourself = Fun</text:span></text:p>
          <draw:enhanced-geometry svg:viewBox="0 0 21600 21600" draw:text-areas="800 800 20800 20800" draw:type="round-rectangular-callout" draw:modifiers="564.989939637827 -1505.75436587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 draw:id="id6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t is like...</text:p>
          </draw:text-box>
        </draw:frame>
        <draw:frame presentation:style-name="pr5" draw:layer="layout" svg:width="25.905cm" svg:height="13.723cm" svg:x="1.4cm" svg:y="4.914cm" presentation:class="outline" presentation:user-transformed="true">
          <draw:text-box>
            <text:p>It is like:</text:p>
            <text:list text:style-name="L2">
              <text:list-item>
                <text:p>.net Web forms</text:p>
              </text:list-item>
              <text:list-item>
                <text:p>PHP's way of mixing Code and Html</text:p>
              </text:list-item>
              <text:list-item>
                <text:p>.net code behind</text:p>
              </text:list-item>
              <text:list-item>
                <text:p>Code Generators like:</text:p>
                <text:list>
                  <text:list-item>
                    <text:p>PHP Maker,</text:p>
                  </text:list-item>
                  <text:list-item>
                    <text:p>.net 3.5 sp1 dynamic data </text:p>
                  </text:list-item>
                  <text:list-item>
                    <text:p>Other Scaffolding Code generators.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 draw:id="id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y it is fast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Database is in RAM insted of on Disk</text:p>
              </text:list-item>
              <text:list-item>
                <text:p text:style-name="P1">Program is stateful in RAM preloaded.</text:p>
              </text:list-item>
              <text:list-item>
                <text:p text:style-name="P1">Node.js Async Non-Blocking I/O </text:p>
              </text:list-item>
              <text:list-item>
                <text:p text:style-name="P1">V8 - Google Chome's amazingly super fast javascript engine</text:p>
              </text:list-item>
              <text:list-item>
                <text:p text:style-name="P1">Application File chaching in RAM</text:p>
              </text:list-item>
              <text:list-item>
                <text:p text:style-name="P1">Nginx – written in c, I/O Optimized reverse proxy.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 draw:id="id8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me Number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2 Cahce access time... 10 CPU cycels</text:p>
              </text:list-item>
              <text:list-item>
                <text:p>RAM access time..... <text:s text:c="4"/>100 CPU cycels</text:p>
              </text:list-item>
              <text:list-item>
                <text:p>Ethernet <text:s/>access time... <text:s/>1,000,000 CPU cycels</text:p>
              </text:list-item>
              <text:list-item>
                <text:p>Disk access time... <text:s/>4,000,000 CPU cycels</text:p>
              </text:list-item>
              <text:list-item>
                <text:p>50ms page generation time,<text:line-break/>compared to 1.5 seconds on PHP</text:p>
              </text:list-item>
              <text:list-item>
                <text:p>Nginx proxying 8000 simulation connections per second in sites like wordpress.com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 draw:id="id9">
        <office:forms form:automatic-focus="false" form:apply-design-mode="false"/>
        <draw:frame presentation:style-name="pr8" draw:text-style-name="P8" draw:layer="layout" svg:width="25.199cm" svg:height="7.61cm" svg:x="1.471cm" svg:y="1.28cm" presentation:class="title" presentation:user-transformed="true">
          <draw:text-box>
            <text:p><text:span text:style-name="T4"><text:s/></text:span><text:span text:style-name="T4">To my best knowlage, today, there is no other technology with a full non-blocking stack that has:</text:span></text:p>
          </draw:text-box>
        </draw:frame>
        <draw:frame presentation:style-name="pr9" draw:layer="layout" svg:width="25.199cm" svg:height="8.529cm" svg:x="1.27cm" svg:y="11.43cm" presentation:class="outline" presentation:user-transformed="true">
          <draw:text-box>
            <text:list text:style-name="L2">
              <text:list-item>
                <text:p>Non-blocking Disk I/O</text:p>
              </text:list-item>
              <text:list-item>
                <text:p>Non-blocking Network I/O</text:p>
              </text:list-item>
              <text:list-item>
                <text:p>Non-blocking Database I/O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 draw:id="id1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Few simular technologies: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wisted – python</text:p>
              </text:list-item>
              <text:list-item>
                <text:p><text:s/>Ruby non-blocking stack, just a bit faster</text:p>
              </text:list-item>
              <text:list-item>
                <text:p>C++, AIO , with STL like boost , and UTF8 libs.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 draw:id="id1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Application design Workflow: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/>
            <text:list text:style-name="L4">
              <text:list-item>
                <text:p><text:s/>Becaues we work as a team and have meetings and we comunicate by email and skype we start with a Word document or an Openoffice docuemnt, we describe the application functinality add put there descriptions of tables, we made a convertion tool, we copy pase from the document to the tool , then we copy pase from the tool to the program.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 draw:id="id12">
        <office:forms form:automatic-focus="false" form:apply-design-mode="false"/>
        <draw:frame presentation:style-name="pr4" draw:layer="layout" svg:width="25.199cm" svg:height="3.256cm" svg:x="1.27cm" svg:y="0cm" presentation:class="title" presentation:user-transformed="true">
          <draw:text-box>
            <text:p>Structure of an Application</text:p>
          </draw:text-box>
        </draw:frame>
        <draw:frame presentation:style-name="pr10" draw:layer="layout" svg:width="26.67cm" svg:height="17.549cm" svg:x="0.635cm" svg:y="2.771cm" presentation:class="outline" presentation:user-transformed="true">
          <draw:text-box>
            <text:list text:style-name="L2">
              <text:list-item>
                <text:p>server.js – initializing module (invokes serving.js)</text:p>
              </text:list-item>
              <text:list-item>
                <text:p>serving.js – server loop and http serving functionality module (invokes app_skeleton and modules of application definition by extention )</text:p>
              </text:list-item>
              <text:list-item>
                <text:p>app_skeleton.js – application object and some base application functionality, also it contains default structures that are used</text:p>
              </text:list-item>
              <text:list-item>
                <text:p>module_myapp.js – it is a one functional part of an application, all your definitions go here.</text:p>
              </text:list-item>
              <text:list-item>
                <text:p>A deps folder – contains template engines, and more</text:p>
              </text:list-item>
              <text:list-item>
                <text:p>A templates folder –store your files in a subfolder there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 draw:id="id13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Application design Workflow: <text:span text:style-name="T5">(in the mean time)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The designer designes a picture of the website in adobe indesign and produces photoshop for master pages and elements</text:p>
              </text:list-item>
              <text:list-item>
                <text:p>The team and the client accept the design and the document.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 draw:id="id14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Application design Workflow:</text:p>
          </draw:text-box>
        </draw:frame>
        <draw:frame presentation:style-name="pr5" draw:layer="layout" svg:width="25.199cm" svg:height="16.049cm" svg:x="1.471cm" svg:y="4.271cm" presentation:class="outline" presentation:user-transformed="true">
          <draw:text-box>
            <text:list text:style-name="L6">
              <text:list-item>
                <text:p>HTML programmer does the html for the website and gives to the Integration programmer <text:span text:style-name="T6">the cutted table less design.</text:span></text:p>
              </text:list-item>
              <text:list-item>
                <text:p><text:span text:style-name="T6">Integration programmer <text:s/>p</text:span>utts the database structure in to the module</text:p>
              </text:list-item>
              <text:list-item>
                <text:p><text:span text:style-name="T6">Integration programmer start to implement the website pages, </text:span><text:span text:style-name="T6"><text:line-break/></text:span><text:span text:style-name="T6">He does basic quality acceptence for the html programmer. <text:s/>Then if needed he do some small fixes. During the page imlementation he modifies the data models abit to support fast development.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3" draw:id="id15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emplates folder structure</text:p>
          </draw:text-box>
        </draw:frame>
        <draw:frame presentation:style-name="pr2" draw:layer="layout" svg:width="12.296cm" svg:height="14.025cm" svg:x="1.4cm" svg:y="4.914cm" presentation:class="outline" presentation:user-transformed="true">
          <draw:text-box>
            <text:list text:style-name="L2">
              <text:list-item>
                <text:p>Templates</text:p>
                <text:list>
                  <text:list-item>
                    <text:p>Fileds</text:p>
                    <text:list>
                      <text:list-item>
                        <text:p>Textarea</text:p>
                      </text:list-item>
                      <text:list-item>
                        <text:p>Text</text:p>
                      </text:list-item>
                      <text:list-item>
                        <text:p>Html</text:p>
                      </text:list-item>
                      <text:list-item>
                        <text:p>Date</text:p>
                      </text:list-item>
                    </text:list>
                  </text:list-item>
                  <text:list-item>
                    <text:p>Paritials</text:p>
                    <text:list>
                      <text:list-item>
                        <text:p>Editgrid</text:p>
                      </text:list-item>
                      <text:list-item>
                        <text:p>Listgrid</text:p>
                      </text:list-item>
                      <text:list-item>
                        <text:p>Viewgrid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12.296cm" svg:height="14.025cm" svg:x="12.065cm" svg:y="5.0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Default pages</text:p>
                    <text:list>
                      <text:list-item>
                        <text:p>List</text:p>
                      </text:list-item>
                      <text:list-item>
                        <text:p>Edit</text:p>
                      </text:list-item>
                      <text:list-item>
                        <text:p>Delete</text:p>
                      </text:list-item>
                    </text:list>
                  </text:list-item>
                  <text:list-item>
                    <text:p>Yor_Website_en</text:p>
                    <text:list>
                      <text:list-item>
                        <text:p>index.html</text:p>
                      </text:list-item>
                      <text:list-item>
                        <text:p>index.js</text:p>
                      </text:list-item>
                      <text:list-item>
                        <text:p>otherpage.html</text:p>
                      </text:list-item>
                      <text:list-item>
                        <text:p>otherpage.js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3" draw:id="id16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tructure of an App object </text:p>
          </draw:text-box>
        </draw:frame>
        <draw:frame presentation:style-name="pr5" draw:layer="layout" svg:width="12.296cm" svg:height="13.609cm" svg:x="1.4cm" svg:y="4.914cm" presentation:class="outline">
          <draw:text-box>
            <text:list text:style-name="L2">
              <text:list-item>
                <text:p>Some function</text:p>
              </text:list-item>
              <text:list-item>
                <text:p>Load data function</text:p>
              </text:list-item>
              <text:list-item>
                <text:p>Prepere pages function</text:p>
              </text:list-item>
              <text:list-item>
                <text:p>Shared modules</text:p>
              </text:list-item>
              <text:list-item>
                <text:p>Filed templates</text:p>
              </text:list-item>
              <text:list-item>
                <text:p>Shared templates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>
          <draw:text-box>
            <text:list text:style-name="L2">
              <text:list-item>
                <text:p>Structure of a basic model</text:p>
              </text:list-item>
              <text:list-item>
                <text:p>Structure of a basic field</text:p>
              </text:list-item>
              <text:list-item>
                <text:p>Predefined filed type extentions, extended from a baasic filed.</text:p>
              </text:list-item>
              <text:list-item>
                <text:p>Default pages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1" draw:id="id17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ow Templates Work.</text:p>
          </draw:text-box>
        </draw:frame>
        <draw:frame presentation:style-name="pr2" draw:text-style-name="P9" draw:layer="layout" svg:width="25.199cm" svg:height="13.86cm" svg:x="1.4cm" svg:y="4.914cm" presentation:class="outline">
          <draw:text-box>
            <text:p text:style-name="P9">The templates are meta templates, Which means <text:s text:c="2"/>they are they are processed twice, 1<text:span text:style-name="T7">st</text:span> time to prepeare and 2<text:span text:style-name="T7">nd</text:span> time to execute, also they can be unprepeared </text:p>
            <text:p text:style-name="P9"/>
            <text:p text:style-name="P9">shared templates of the app object are unprepered, and they used as paritials of templates in the prepeare stage</text:p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 draw:id="id18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ow Templates Work.</text:p>
          </draw:text-box>
        </draw:frame>
        <draw:frame presentation:style-name="pr2" draw:text-style-name="P9" draw:layer="layout" svg:width="25.199cm" svg:height="13.86cm" svg:x="1.4cm" svg:y="4.914cm" presentation:class="outline">
          <draw:text-box>
            <text:p text:style-name="P9">Because the templates are prepereed it implies that there is a prepere function and also data by wich it preepres te template in the prepere stage.</text:p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1" draw:id="id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tructure of a page</text:p>
          </draw:text-box>
        </draw:frame>
        <draw:frame presentation:style-name="pr5" draw:layer="layout" svg:width="27.365cm" svg:height="16.147cm" svg:x="0.635cm" svg:y="3.81cm" presentation:class="outline" presentation:user-transformed="true">
          <draw:text-box>
            <text:list text:style-name="L2">
              <text:list-item>
                <text:p>page.js</text:p>
                <text:list>
                  <text:list-item>
                    <text:p>Url to match for</text:p>
                    <text:list>
                      <text:list-item>
                        <text:p>Type of Matching (exect/ begins with)</text:p>
                      </text:list-item>
                      <text:list-item>
                        <text:p>If it matches the main function returns <text:span text:style-name="T1">true</text:span> otherwise it retuns <text:span text:style-name="T1">false.</text:span></text:p>
                      </text:list-item>
                    </text:list>
                  </text:list-item>
                </text:list>
              </text:list-item>
              <text:list-item>
                <text:p><text:span text:style-name="T8">Function Page(</text:span><text:span text:style-name="T9">app</text:span><text:span text:style-name="T8">,otherargs)</text:span><text:span text:style-name="T8"><text:line-break/></text:span><text:span text:style-name="T8">returens an object with a main function, </text:span><text:span text:style-name="T8"><text:line-break/></text:span><text:span text:style-name="T8">and get_prepeare_data function</text:span></text:p>
              </text:list-item>
              <text:list-item>
                <text:p><text:span text:style-name="T8">Function get_prepeare_data(page name)</text:span></text:p>
              </text:list-item>
              <text:list-item>
                <text:p><text:span text:style-name="T8">Function main(</text:span><text:span text:style-name="T9">app</text:span><text:span text:style-name="T8"> ,otherargs</text:span><text:span text:style-name="T8">)</text:span></text:p>
              </text:list-item>
              <text:list-item>
                <text:p><text:span text:style-name="T8">List of template files to load to be used in template (page.html)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1" draw:id="id2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emplates Langug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t is like php or classic asp.</text:p>
              </text:list-item>
              <text:list-item>
                <text:p>A template it is a function that retuns text.</text:p>
              </text:list-item>
              <text:list-item>
                <text:p>Arguments are , vars and callback</text:p>
              </text:list-item>
              <text:list-item>
                <text:p>Local variable is var echo=” ”;</text:p>
              </text:list-item>
              <text:list-item>
                <text:p>To print out you do: <text:s/>echo += ”your text”;</text:p>
              </text:list-item>
              <text:list-item>
                <text:p>You can do &lt;? if(true) { ?&gt;text&lt;? } ?&gt;<text:line-break/>and You can do &lt;?= vars.myvar ?&gt;<text:line-break/>and You can do &lt;? echo+= vars.myvar ?&gt;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1T1" draw:id="id2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eta Templat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I decided that &lt;%%&gt; will be for prepere stage</text:p>
            <text:p>I decided that &lt;??&gt; will be for runtime.</text:p>
            <text:p/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6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3" draw:id="id22">
        <office:forms form:automatic-focus="false" form:apply-design-mode="false"/>
        <draw:frame presentation:style-name="pr1" draw:layer="layout" svg:width="26.67cm" svg:height="3.507cm" svg:x="0.635cm" svg:y="0.837cm" presentation:class="title" presentation:user-transformed="true">
          <draw:text-box>
            <text:p>Templates Example <text:span text:style-name="T10">(prepeare)</text:span></text:p>
          </draw:text-box>
        </draw:frame>
        <draw:frame presentation:style-name="pr11" draw:text-style-name="P10" draw:layer="layout" svg:width="14.605cm" svg:height="13.97cm" svg:x="0.635cm" svg:y="5.08cm" presentation:class="outline" presentation:user-transformed="true">
          <draw:text-box>
            <text:p text:style-name="P10"><text:span text:style-name="T11">&lt;% </text:span></text:p>
            <text:p text:style-name="P10"><text:span text:style-name="T11">var key;</text:span></text:p>
            <text:p text:style-name="P10"><text:span text:style-name="T11">for(key in vars.myobject) </text:span></text:p>
            <text:p text:style-name="P10"><text:span text:style-name="T11">{</text:span></text:p>
            <text:p text:style-name="P10"><text:span text:style-name="T11">%&gt;</text:span></text:p>
            <text:p text:style-name="P10"><text:span text:style-name="T11">&lt;?=vars.myobject.&lt;%=key%&gt;?&gt;</text:span></text:p>
            <text:p text:style-name="P10"><text:span text:style-name="T11">&lt;%</text:span></text:p>
            <text:p text:style-name="P10"><text:span text:style-name="T11">}</text:span></text:p>
            <text:p text:style-name="P10"><text:span text:style-name="T11">%&gt;</text:span></text:p>
          </draw:text-box>
        </draw:frame>
        <draw:frame presentation:style-name="pr12" draw:layer="layout" svg:width="12.002cm" svg:height="13.97cm" svg:x="15.303cm" svg:y="5.08cm" presentation:class="outline" presentation:user-transformed="true">
          <draw:text-box>
            <text:p><text:span text:style-name="T5">template({ <text:s/>myobject: { </text:span><text:span text:style-name="T5"><text:line-break/></text:span><text:span text:style-name="T5">var1:1, var2:2 <text:s text:c="10"/>} });</text:span><text:span text:style-name="T5"><text:line-break/></text:span><text:span text:style-name="T5"/></text:p>
            <text:p><text:span text:style-name="T5"/></text:p>
            <text:p><text:span text:style-name="T5"/></text:p>
            <text:p><text:span text:style-name="T12">&lt;?=vars.myobject.var1?&gt;</text:span></text:p>
            <text:p text:style-name="P11"><text:span text:style-name="T12">&lt;?=vars.myobject.var2?&gt;</text:span></text:p>
            <text:p text:style-name="P11"><text:span text:style-name="T12"/></text:p>
            <text:p text:style-name="P11"><text:span text:style-name="T12"/></text:p>
          </draw:text-box>
        </draw:frame>
        <draw:connector draw:style-name="gr5" draw:text-style-name="P7" draw:layer="layout" draw:type="line" svg:x1="10.279cm" svg:y1="6.1cm" svg:x2="14.689cm" svg:y2="6.1cm" svg:d="m10279 6100h4410">
          <text:p/>
        </draw:connector>
        <draw:connector draw:style-name="gr5" draw:text-style-name="P7" draw:layer="layout" draw:type="line" svg:x1="20.908cm" svg:y1="9.858cm" svg:x2="20.908cm" svg:y2="11.31cm" svg:d="m20908 9858v1452">
          <text:p/>
        </draw:connector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6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3" draw:id="id23">
        <office:forms form:automatic-focus="false" form:apply-design-mode="false"/>
        <draw:frame presentation:style-name="pr1" draw:layer="layout" svg:width="25.27cm" svg:height="3.507cm" svg:x="1.4cm" svg:y="0.837cm" presentation:class="title" presentation:user-transformed="true">
          <draw:text-box>
            <text:p>Templates Example <text:span text:style-name="T10">(execute)</text:span></text:p>
          </draw:text-box>
        </draw:frame>
        <draw:frame presentation:style-name="pr13" draw:text-style-name="P10" draw:layer="layout" svg:width="14.605cm" svg:height="7.62cm" svg:x="0.635cm" svg:y="5.08cm" presentation:class="outline" presentation:user-transformed="true">
          <draw:text-box>
            <text:p><text:span text:style-name="T12">&lt;?=vars.myobject.var1?&gt;</text:span></text:p>
            <text:p text:style-name="P11"><text:span text:style-name="T12">&lt;?=vars.myobject.var2?&gt;</text:span></text:p>
          </draw:text-box>
        </draw:frame>
        <draw:frame presentation:style-name="pr14" draw:layer="layout" svg:width="12.002cm" svg:height="6.985cm" svg:x="15.303cm" svg:y="5.08cm" presentation:class="outline" presentation:user-transformed="true">
          <draw:text-box>
            <text:p><text:span text:style-name="T5">template({ <text:s/>myobject: { </text:span><text:span text:style-name="T5"><text:line-break/></text:span><text:span text:style-name="T5">var1:'realinfo', var2:'2' <text:s text:c="10"/>} });</text:span></text:p>
            <text:p><text:span text:style-name="T13">realinfo</text:span></text:p>
            <text:p text:style-name="P11"><text:span text:style-name="T12">2</text:span></text:p>
          </draw:text-box>
        </draw:frame>
        <draw:connector draw:style-name="gr5" draw:text-style-name="P7" draw:layer="layout" draw:type="line" svg:x1="13.285cm" svg:y1="5.855cm" svg:x2="15.175cm" svg:y2="5.764cm" svg:d="m13285 5855 1890-91">
          <text:p/>
        </draw:connector>
        <draw:connector draw:style-name="gr5" draw:text-style-name="P7" draw:layer="layout" draw:type="line" svg:x1="20.077cm" svg:y1="7.654cm" svg:x2="20.129cm" svg:y2="9.106cm" svg:d="m20077 7654 52 1452">
          <text:p/>
        </draw:connector>
        <draw:frame presentation:style-name="pr15" draw:text-style-name="P13" draw:layer="layout" svg:width="26.67cm" svg:height="6.985cm" svg:x="0.635cm" svg:y="12.7cm" presentation:class="outline" presentation:user-transformed="true">
          <draw:text-box>
            <text:list text:style-name="L2">
              <text:list-item>
                <text:p text:style-name="P12"><text:span text:style-name="T13">This kind of meta templates allow to compose complex pages from paritals easyly and then the pages run quickly as one page.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6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itmape_20_2" draw:display-name="Bitmape 2" xlink:href="Pictures/100000000000005E0000005E513A4C7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>
        <style:tab-stops/>
      </style:paragraph-properties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10-07-19T18:52:55</meta:creation-date>
    <dc:language>fi-FI</dc:language>
    <meta:editing-cycles>6</meta:editing-cycles>
    <meta:editing-duration>PT07H22M51S</meta:editing-duration>
    <meta:initial-creator>Shimon </meta:initial-creator>
    <dc:date>2010-07-20T02:46:30</dc:date>
    <dc:creator>Shimon </dc:creator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Orange.otp"/>
  </office:meta>
</office:document-meta>
</file>